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50e" officeooo:paragraph-rsid="0012e50e"/>
    </style:style>
    <style:style style:name="P2" style:family="paragraph" style:parent-style-name="Standard">
      <style:text-properties officeooo:rsid="0012e50e" officeooo:paragraph-rsid="001570b7"/>
    </style:style>
    <style:style style:name="P3" style:family="paragraph" style:parent-style-name="Standard">
      <style:text-properties officeooo:rsid="0012e50e" officeooo:paragraph-rsid="00191ae4"/>
    </style:style>
    <style:style style:name="P4" style:family="paragraph" style:parent-style-name="Standard">
      <style:text-properties officeooo:rsid="0013a78c" officeooo:paragraph-rsid="0013a78c"/>
    </style:style>
    <style:style style:name="P5" style:family="paragraph" style:parent-style-name="Standard">
      <style:text-properties officeooo:rsid="00183796" officeooo:paragraph-rsid="00183796"/>
    </style:style>
    <style:style style:name="T1" style:family="text">
      <style:text-properties officeooo:rsid="0013a78c"/>
    </style:style>
    <style:style style:name="T2" style:family="text">
      <style:text-properties officeooo:rsid="001570b7"/>
    </style:style>
    <style:style style:name="T3" style:family="text">
      <style:text-properties officeooo:rsid="00168acc"/>
    </style:style>
    <style:style style:name="T4" style:family="text">
      <style:text-properties officeooo:rsid="00191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er’s page:</text:p>
      <text:p text:style-name="P1">Start up page:</text:p>
      <text:p text:style-name="P2"><text:span text:style-name="T2">&lt;</text:span>a href = “seed.html”</text:p>
      <text:p text:style-name="P3"><text:span text:style-name="T2">target=”_blank” rel =”next”</text:span></text:p>
      <text:p text:style-name="P3"><text:span text:style-name="T4">title=”Planting a Seed”</text:span>&gt; Planting a seed&lt;/a&gt;</text:p>
      <text:p text:style-name="P1"/>
      <text:p text:style-name="P1">Hypertext reference: <text:s/><text:span text:style-name="T1">is a href</text:span></text:p>
      <text:p text:style-name="P4">target=”_<text:span text:style-name="T3">blank</text:span>”</text:p>
      <text:p text:style-name="P5">rel= ”next” relationship between object to link ob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0:02:46.347083830</meta:creation-date>
    <dc:date>2020-02-09T02:32:39.302016970</dc:date>
    <meta:editing-duration>PT2H19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3" meta:character-count="228" meta:non-whitespace-character-count="202"/>
  </office:meta>
</office:document-meta>
</file>